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from keras.preprocessing.image import ImageDataGenerator</text:p>
      <text:p text:style-name="Standard">from keras.models import Sequential</text:p>
      <text:p text:style-name="Standard">from keras.layers.core import Dense, Dropout, Activation, Flatten, Reshape</text:p>
      <text:p text:style-name="Standard">from keras.layers.convolutional import Convolution3D, MaxPooling3D</text:p>
      <text:p text:style-name="Standard">from keras.models import Sequential</text:p>
      <text:p text:style-name="Standard">from keras.layers import Dropout, Flatten, Dense, GlobalAveragePooling2D</text:p>
      <text:p text:style-name="Standard">from keras import applications</text:p>
      <text:p text:style-name="Standard">from keras.optimizers import SGD</text:p>
      <text:p text:style-name="Standard">from sklearn.utils import shuffle</text:p>
      <text:p text:style-name="Standard">from keras.preprocessing.image import ImageDataGenerator</text:p>
      <text:p text:style-name="Standard">from keras.callbacks import EarlyStopping, ModelCheckpoint</text:p>
      <text:p text:style-name="Standard">from keras.applications.vgg16 import VGG16</text:p>
      <text:p text:style-name="Standard">from keras.applications.inception_v3 import InceptionV3</text:p>
      <text:p text:style-name="Standard">import numpy as np</text:p>
      <text:p text:style-name="Standard">from keras.layers import Dense, Flatten, Dropout, ZeroPadding3D</text:p>
      <text:p text:style-name="Standard">from keras.layers.recurrent import LSTM</text:p>
      <text:p text:style-name="Standard">from keras.models import Sequential, load_model</text:p>
      <text:p text:style-name="Standard">from keras.optimizers import Adam, RMSprop</text:p>
      <text:p text:style-name="Standard">from keras.layers.wrappers import TimeDistributed</text:p>
      <text:p text:style-name="Standard">from keras.layers.convolutional import (Conv2D, MaxPooling3D, Conv3D,</text:p>
      <text:p text:style-name="Standard"><text:s text:c="4"/>MaxPooling2D)</text:p>
      <text:p text:style-name="Standard">from collections import deque</text:p>
      <text:p text:style-name="Standard">import sys</text:p>
      <text:p text:style-name="Standard">import glob,os</text:p>
      <text:p text:style-name="Standard">from scipy.misc import imread,imresize</text:p>
      <text:p text:style-name="Standard">from keras.models import model_from_json</text:p>
      <text:p text:style-name="Standard">from os import listdir</text:p>
      <text:p text:style-name="Standard">from keras.models import Sequential</text:p>
      <text:p text:style-name="Standard">from keras.layers.convolutional import Conv3D</text:p>
      <text:p text:style-name="Standard">from keras.layers.convolutional_recurrent import ConvLSTM2D</text:p>
      <text:p text:style-name="Standard">from keras.layers.normalization import BatchNormalization</text:p>
      <text:p text:style-name="Standard">from keras.layers import Input</text:p>
      <text:p text:style-name="Standard">import numpy as np</text:p>
      <text:p text:style-name="Standard">import pylab as plt</text:p>
      <text:p text:style-name="Standard">from keras.models import Sequential</text:p>
      <text:p text:style-name="Standard">from keras.layers import TimeDistributed, Conv2D, MaxPooling2D, Flatten, Dropout, Dense</text:p>
      <text:p text:style-name="Standard">from keras.layers.recurrent import LSTM</text:p>
      <text:p text:style-name="Standard">from keras.preprocessing.image import ImageDataGenerator, array_to_img, img_to_array, load_img</text:p>
      <text:p text:style-name="Standard">from keras.applications.vgg16 import VGG16</text:p>
      <text:p text:style-name="Standard">from keras.preprocessing import image</text:p>
      <text:p text:style-name="Standard">from keras.applications.vgg16 import preprocess_input</text:p>
      <text:p text:style-name="Standard">from keras.models import Sequential</text:p>
      <text:p text:style-name="Standard">from keras.layers import Flatten, LSTM, Dense, TimeDistributed, InputLayer</text:p>
      <text:p text:style-name="Standard">from keras.layers.core import Dropout</text:p>
      <text:p text:style-name="Standard">from keras.layers.convolutional import Convolution2D, MaxPooling2D</text:p>
      <text:p text:style-name="Standard">import numpy as np</text:p>
      <text:p text:style-name="Standard">from keras.optimizers import SGD, RMSprop</text:p>
      <text:p text:style-name="Standard">from keras.utils import np_utils, generic_utils</text:p>
      <text:p text:style-name="Standard">import os</text:p>
      <text:p text:style-name="Standard"><text:soft-page-break/>import matplotlib</text:p>
      <text:p text:style-name="Standard">import matplotlib.pyplot as plt</text:p>
      <text:p text:style-name="Standard">import numpy as np</text:p>
      <text:p text:style-name="Standard">import cv2</text:p>
      <text:p text:style-name="Standard">from sklearn.model_selection import train_test_split</text:p>
      <text:p text:style-name="Standard">#from sklearn.cross_validation import train_test_split</text:p>
      <text:p text:style-name="Standard">from sklearn.model_selection import cross_validate</text:p>
      <text:p text:style-name="Standard">#from sklearn import cross_validation</text:p>
      <text:p text:style-name="Standard">from sklearn import preprocessing</text:p>
      <text:p text:style-name="Standard"/>
      <text:p text:style-name="Standard"/>
      <text:p text:style-name="Standard"># image specification</text:p>
      <text:p text:style-name="Standard">img_rows,img_cols,img_depth=16,16,5</text:p>
      <text:p text:style-name="Standard"/>
      <text:p text:style-name="Standard"/>
      <text:p text:style-name="Standard"># Training data</text:p>
      <text:p text:style-name="Standard"/>
      <text:p text:style-name="Standard">X_tr=[] <text:s text:c="10"/># variable to store entire dataset</text:p>
      <text:p text:style-name="Standard"/>
      <text:p text:style-name="Standard">#Reading boxing action class</text:p>
      <text:p text:style-name="Standard"/>
      <text:p text:style-name="Standard">listing = os.listdir('ApplyEyeMakeup') # two videos in ApplyEyeMakeup folder</text:p>
      <text:p text:style-name="Standard"/>
      <text:p text:style-name="Standard">for vid in listing:</text:p>
      <text:p text:style-name="Standard"><text:s text:c="4"/>vid = 'ApplyEyeMakeup/'+vid</text:p>
      <text:p text:style-name="Standard"><text:s text:c="4"/>frames = []</text:p>
      <text:p text:style-name="Standard"><text:s text:c="4"/>cap = cv2.VideoCapture(vid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><text:s/>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/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><text:soft-page-break/></text:p>
      <text:p text:style-name="Standard"><text:s text:c="4"/>X_tr.append(ipt)</text:p>
      <text:p text:style-name="Standard"/>
      <text:p text:style-name="Standard">#Reading hand clapping action class</text:p>
      <text:p text:style-name="Standard"/>
      <text:p text:style-name="Standard">listing2 = os.listdir('ApplyLipstick')# two videos in ApplyLipstick folder</text:p>
      <text:p text:style-name="Standard"/>
      <text:p text:style-name="Standard">for vid2 in listing2:</text:p>
      <text:p text:style-name="Standard"><text:s text:c="4"/>vid2 = 'ApplyLipstick/'+vid2</text:p>
      <text:p text:style-name="Standard"><text:s text:c="4"/>frames = []</text:p>
      <text:p text:style-name="Standard"><text:s text:c="4"/>cap = cv2.VideoCapture(vid2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/>
      <text:p text:style-name="Standard">#Reading hand waving action class</text:p>
      <text:p text:style-name="Standard"/>
      <text:p text:style-name="Standard">listing3 = os.listdir('Archery') # two videos in Archery folder</text:p>
      <text:p text:style-name="Standard"/>
      <text:p text:style-name="Standard">for vid3 in listing3:</text:p>
      <text:p text:style-name="Standard"><text:s text:c="4"/>vid3 = 'Archery/'+vid3</text:p>
      <text:p text:style-name="Standard"><text:s text:c="4"/>frames = []</text:p>
      <text:p text:style-name="Standard"><text:s text:c="4"/>cap = cv2.VideoCapture(vid3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oft-page-break/><text:s text:c="8"/>frames.append(gray)</text:p>
      <text:p text:style-name="Standard"/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/>
      <text:p text:style-name="Standard">#Reading jogging action class</text:p>
      <text:p text:style-name="Standard"/>
      <text:p text:style-name="Standard">listing4 = os.listdir('BabyCrawling') # two videos in BabyCrawling folder</text:p>
      <text:p text:style-name="Standard"/>
      <text:p text:style-name="Standard">for vid4 in listing4:</text:p>
      <text:p text:style-name="Standard"><text:s text:c="4"/>vid4 = 'BabyCrawling/'+vid4</text:p>
      <text:p text:style-name="Standard"><text:s text:c="4"/>frames = []</text:p>
      <text:p text:style-name="Standard"><text:s text:c="4"/>cap = cv2.VideoCapture(vid4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><text:soft-page-break/></text:p>
      <text:p text:style-name="Standard">#Reading running action class</text:p>
      <text:p text:style-name="Standard"><text:s/></text:p>
      <text:p text:style-name="Standard">listing5 = os.listdir('BalanceBeam') # two videos in BalanceBeam folder</text:p>
      <text:p text:style-name="Standard"/>
      <text:p text:style-name="Standard">for vid5 in listing5:</text:p>
      <text:p text:style-name="Standard"><text:s text:c="4"/>vid5 = 'BalanceBeam/'+vid5</text:p>
      <text:p text:style-name="Standard"><text:s text:c="4"/>frames = []</text:p>
      <text:p text:style-name="Standard"><text:s text:c="4"/>cap = cv2.VideoCapture(vid5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><text:s/></text:p>
      <text:p text:style-name="Standard"/>
      <text:p text:style-name="Standard">#Reading walking action class </text:p>
      <text:p text:style-name="Standard"/>
      <text:p text:style-name="Standard">listing6 = os.listdir('BandMarching') # two videos in BandMarching folder</text:p>
      <text:p text:style-name="Standard"/>
      <text:p text:style-name="Standard">for vid6 in listing6:</text:p>
      <text:p text:style-name="Standard"><text:s text:c="4"/>vid6 = 'BandMarching/'+vid6</text:p>
      <text:p text:style-name="Standard"><text:s text:c="4"/>frames = []</text:p>
      <text:p text:style-name="Standard"><text:s text:c="4"/>cap = cv2.VideoCapture(vid6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><text:soft-page-break/></text:p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/>
      <text:p text:style-name="Standard"/>
      <text:p text:style-name="Standard"/>
      <text:p text:style-name="Standard">X_tr_array = np.array(X_tr) <text:s text:c="2"/># convert the frames read into array</text:p>
      <text:p text:style-name="Standard"/>
      <text:p text:style-name="Standard">num_samples = len(X_tr_array)</text:p>
      <text:p text:style-name="Standard">print ('num_samples',num_samples)</text:p>
      <text:p text:style-name="Standard"/>
      <text:p text:style-name="Standard">#Assign Label to each class</text:p>
      <text:p text:style-name="Standard"/>
      <text:p text:style-name="Standard">label=np.ones((num_samples,),dtype = int)</text:p>
      <text:p text:style-name="Standard">label[0:100]= 0</text:p>
      <text:p text:style-name="Standard">label[100:199] = 1</text:p>
      <text:p text:style-name="Standard">label[199:299] = 2</text:p>
      <text:p text:style-name="Standard">label[299:399] = 3</text:p>
      <text:p text:style-name="Standard">label[399:499]= 4</text:p>
      <text:p text:style-name="Standard">label[499:] = 5</text:p>
      <text:p text:style-name="Standard"/>
      <text:p text:style-name="Standard"/>
      <text:p text:style-name="Standard">train_data = [X_tr_array,label]</text:p>
      <text:p text:style-name="Standard"/>
      <text:p text:style-name="Standard">(X_train, y_train) = (train_data[0],train_data[1])</text:p>
      <text:p text:style-name="Standard">print('X_Train shape:', X_train.shape)</text:p>
      <text:p text:style-name="Standard"/>
      <text:p text:style-name="Standard">train_set = np.zeros((num_samples, 1, img_rows,img_cols,img_depth))</text:p>
      <text:p text:style-name="Standard"/>
      <text:p text:style-name="Standard">for h in range(num_samples):</text:p>
      <text:p text:style-name="Standard"><text:s text:c="4"/>train_set[h][0][:][:][:]=X_train[h,:,:,:]</text:p>
      <text:p text:style-name="Standard">train_set=train_set.reshape(num_samples,img_depth,img_rows,img_cols,1)</text:p>
      <text:p text:style-name="Standard"/>
      <text:p text:style-name="Standard">patch_size =5 <text:s text:c="3"/># img_depth or number of frames used for each video</text:p>
      <text:p text:style-name="Standard"/>
      <text:p text:style-name="Standard">print(train_set.shape, 'train samples')</text:p>
      <text:p text:style-name="Standard"/>
      <text:p text:style-name="Standard"># CNN Training parameters</text:p>
      <text:p text:style-name="Standard"><text:soft-page-break/></text:p>
      <text:p text:style-name="Standard">batch_size = 30</text:p>
      <text:p text:style-name="Standard">nb_classes = 6</text:p>
      <text:p text:style-name="Standard">nb_epoch =500</text:p>
      <text:p text:style-name="Standard"/>
      <text:p text:style-name="Standard"># convert class vectors to binary class matrices</text:p>
      <text:p text:style-name="Standard">Y_train = np_utils.to_categorical(y_train, nb_classes)</text:p>
      <text:p text:style-name="Standard">print(Y_train)</text:p>
      <text:p text:style-name="Standard"/>
      <text:p text:style-name="Standard"># number of convolutional filters to use at each layer</text:p>
      <text:p text:style-name="Standard">nb_filters = [32, 32]</text:p>
      <text:p text:style-name="Standard"/>
      <text:p text:style-name="Standard"># level of pooling to perform at each layer (POOL x POOL)</text:p>
      <text:p text:style-name="Standard">nb_pool = [3, 3]</text:p>
      <text:p text:style-name="Standard"/>
      <text:p text:style-name="Standard"># level of convolution to perform at each layer (CONV x CONV)</text:p>
      <text:p text:style-name="Standard">nb_conv = [5,5]</text:p>
      <text:p text:style-name="Standard"/>
      <text:p text:style-name="Standard"># Pre-processing</text:p>
      <text:p text:style-name="Standard"/>
      <text:p text:style-name="Standard">train_set = train_set.astype('float32')</text:p>
      <text:p text:style-name="Standard"/>
      <text:p text:style-name="Standard">train_set -= np.mean(train_set)</text:p>
      <text:p text:style-name="Standard"/>
      <text:p text:style-name="Standard">train_set /=np.max(train_set)</text:p>
      <text:p text:style-name="Standard">print(train_set)</text:p>
      <text:p text:style-name="Standard"/>
      <text:p text:style-name="Standard"/>
      <text:p text:style-name="Standard"/>
      <text:p text:style-name="Standard"># Define model</text:p>
      <text:p text:style-name="Standard"/>
      <text:p text:style-name="Standard">#model = Sequential()</text:p>
      <text:p text:style-name="Standard">#model.add(Convolution3D(nb_filters[0],nb_depth=nb_conv[0], nb_row=nb_conv[0], nb_col=nb_conv[0], input_shape=(1, img_rows, img_cols, patch_size), activation='relu'))</text:p>
      <text:p text:style-name="Standard">#model.add(Convolution3D(32,kernel_size=(5,5,5), strides=(1,1,1), init='glorot_uniform', bias_initializer='zeros',input_shape=(patch_size, img_rows, img_cols,1),activation='relu', data_format='channels_last'))</text:p>
      <text:p text:style-name="Standard">#model.add(Reshape((12,12,32,1)))</text:p>
      <text:p text:style-name="Standard"/>
      <text:p text:style-name="Standard">#model.add(MaxPooling3D(pool_size=(nb_pool[0], nb_pool[0], nb_pool[0]),data_format='channels_last'))</text:p>
      <text:p text:style-name="Standard"/>
      <text:p text:style-name="Standard">#model.add(Dropout(0.5))</text:p>
      <text:p text:style-name="Standard"/>
      <text:p text:style-name="Standard">#model.add(Flatten())</text:p>
      <text:p text:style-name="Standard"/>
      <text:p text:style-name="Standard">#model.add(Dense(128, init='normal', activation='relu'))</text:p>
      <text:p text:style-name="Standard"/>
      <text:p text:style-name="Standard">#model.add(Dropout(0.5))</text:p>
      <text:p text:style-name="Standard"/>
      <text:p text:style-name="Standard">#model.add(Dense(nb_classes,init='normal'))</text:p>
      <text:p text:style-name="Standard"/>
      <text:p text:style-name="Standard"><text:soft-page-break/>#model.add(Activation('softmax'))</text:p>
      <text:p text:style-name="Standard">#model.summary()</text:p>
      <text:p text:style-name="Standard"/>
      <text:p text:style-name="Standard">#model.compile(loss='categorical_crossentropy', optimizer='adam', metrics=['mse', 'accuracy'])</text:p>
      <text:p text:style-name="Standard"/>
      <text:p text:style-name="Standard"/>
      <text:p text:style-name="Standard">######-------------------------------------------------------------------------------------------------</text:p>
      <text:p text:style-name="Standard"/>
      <text:p text:style-name="Standard"/>
      <text:p text:style-name="Standard">model=Sequential()</text:p>
      <text:p text:style-name="Standard">model.add(TimeDistributed(Convolution2D(32,(7,7),strides=(2,2),activation='relu',padding='same'),input_shape=(patch_size, img_rows, img_cols,1)))</text:p>
      <text:p text:style-name="Standard">model.add(TimeDistributed(Convolution2D(32,(3,3),init="he_normal",activation='relu')))</text:p>
      <text:p text:style-name="Standard">model.add(TimeDistributed(MaxPooling2D((2,2),strides=(1,1))))</text:p>
      <text:p text:style-name="Standard">model.add(TimeDistributed(Convolution2D(64,(3,3),padding='same',activation='relu')))</text:p>
      <text:p text:style-name="Standard">model.add(TimeDistributed(Convolution2D(64,(3,3),padding='same',activation='relu')))</text:p>
      <text:p text:style-name="Standard">model.add(TimeDistributed(MaxPooling2D((2,2),strides=(1,1))))</text:p>
      <text:p text:style-name="Standard">model.add(TimeDistributed(Convolution2D(128,(3,3),padding='same',activation='relu')))</text:p>
      <text:p text:style-name="Standard">model.add(TimeDistributed(Convolution2D(128,(3,3),padding='same',activation='relu')))</text:p>
      <text:p text:style-name="Standard">model.add(TimeDistributed(MaxPooling2D((2,2),strides=(1,1))))</text:p>
      <text:p text:style-name="Standard">model.add(TimeDistributed(Convolution2D(256,(3,3),padding='same',activation='relu')))</text:p>
      <text:p text:style-name="Standard">model.add(TimeDistributed(Convolution2D(256,(3,3),padding='same',activation='relu')))</text:p>
      <text:p text:style-name="Standard">model.add(TimeDistributed(MaxPooling2D((2,2),strides=(1,1))))</text:p>
      <text:p text:style-name="Standard">model.add(TimeDistributed(Convolution2D(512,(3,3),padding='same',activation='relu')))</text:p>
      <text:p text:style-name="Standard">model.add(TimeDistributed(Convolution2D(512,(3,3),padding='same',activation='relu')))</text:p>
      <text:p text:style-name="Standard">model.add(TimeDistributed(MaxPooling2D((2,2),strides=(1,1))))</text:p>
      <text:p text:style-name="Standard">model.add(TimeDistributed(Flatten()))</text:p>
      <text:p text:style-name="Standard">model.add(Dropout(0.5))</text:p>
      <text:p text:style-name="Standard">model.add(LSTM(256, return_sequences=False, dropout=0.5))</text:p>
      <text:p text:style-name="Standard">model.add(Dense(nb_classes,activation='softmax'))</text:p>
      <text:p text:style-name="Standard">model.summary()</text:p>
      <text:p text:style-name="Standard">model.compile(loss='categorical_crossentropy', optimizer='adam', metrics=['mse', 'accuracy'])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># Split the data</text:p>
      <text:p text:style-name="Standard"/>
      <text:p text:style-name="Standard">X_train_new, X_val_new, y_train_new,y_val_new = <text:s/>train_test_split(train_set, Y_train)#, test_size=0.1)#, random_state=4)</text:p>
      <text:p text:style-name="Standard"/>
      <text:p text:style-name="Standard"/>
      <text:p text:style-name="Standard"># Train the model</text:p>
      <text:p text:style-name="Standard"/>
      <text:p text:style-name="Standard">hist = model.fit(X_train_new, y_train_new, validation_data=(X_val_new,y_val_new),batch_size=batch_size, nb_epoch = nb_epoch,shuffle=True)</text:p>
      <text:p text:style-name="Standard"/>
      <text:p text:style-name="Standard"/>
      <text:p text:style-name="Standard">#hist = model.fit(train_set, Y_train, batch_size=batch_size,</text:p>
      <text:p text:style-name="Standard"><text:soft-page-break/># <text:s text:c="8"/>nb_epoch=nb_epoch,validation_split=0.2, show_accuracy=True,</text:p>
      <text:p text:style-name="Standard"># <text:s text:c="10"/>shuffle=True)</text:p>
      <text:p text:style-name="Standard"/>
      <text:p text:style-name="Standard"/>
      <text:p text:style-name="Standard"><text:s/># Evaluate the model</text:p>
      <text:p text:style-name="Standard">score = model.evaluate(X_val_new, y_val_new, batch_size=batch_size)</text:p>
      <text:p text:style-name="Standard">print('Test score:', score[0])</text:p>
      <text:p text:style-name="Standard">print('Test accuracy:', score[1])</text:p>
      <text:p text:style-name="Standard"/>
      <text:p text:style-name="Standard"/>
      <text:p text:style-name="Standard"/>
      <text:p text:style-name="Standard"># Plot the results</text:p>
      <text:p text:style-name="Standard">train_loss=hist.history['loss']</text:p>
      <text:p text:style-name="Standard">val_loss=hist.history['val_loss']</text:p>
      <text:p text:style-name="Standard">train_acc=hist.history['acc']</text:p>
      <text:p text:style-name="Standard">val_acc=hist.history['val_acc']</text:p>
      <text:p text:style-name="Standard">xc=range(500)</text:p>
      <text:p text:style-name="Standard"/>
      <text:p text:style-name="Standard">plt.figure(1,figsize=(7,5))</text:p>
      <text:p text:style-name="Standard">plt.plot(xc,train_loss)</text:p>
      <text:p text:style-name="Standard">plt.plot(xc,val_loss)</text:p>
      <text:p text:style-name="Standard">plt.xlabel('num of Epochs')</text:p>
      <text:p text:style-name="Standard">plt.ylabel('loss')</text:p>
      <text:p text:style-name="Standard">plt.title('train_loss vs val_loss')</text:p>
      <text:p text:style-name="Standard">plt.grid(True)</text:p>
      <text:p text:style-name="Standard">plt.legend(['train','val'])</text:p>
      <text:p text:style-name="Standard">print(plt.style.available )# use bmh, classic,ggplot for big pictures</text:p>
      <text:p text:style-name="Standard">plt.style.use(['classic'])</text:p>
      <text:p text:style-name="Standard"/>
      <text:p text:style-name="Standard">plt.figure(2,figsize=(7,5))</text:p>
      <text:p text:style-name="Standard">plt.plot(xc,train_acc)</text:p>
      <text:p text:style-name="Standard">plt.plot(xc,val_acc)</text:p>
      <text:p text:style-name="Standard">plt.xlabel('num of Epochs')</text:p>
      <text:p text:style-name="Standard">plt.ylabel('accuracy')</text:p>
      <text:p text:style-name="Standard">plt.title('train_acc vs val_acc')</text:p>
      <text:p text:style-name="Standard">plt.grid(True)</text:p>
      <text:p text:style-name="Standard">plt.legend(['train','val'],loc=4)</text:p>
      <text:p text:style-name="Standard">#print plt.style.available # use bmh, classic,ggplot for big pictures</text:p>
      <text:p text:style-name="Standard">plt.style.use(['classic'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3:39:05.332990435</meta:creation-date>
    <dc:date>2019-03-01T13:40:01.659643060</dc:date>
    <meta:editing-duration>PT57S</meta:editing-duration>
    <meta:editing-cycles>1</meta:editing-cycles>
    <meta:document-statistic meta:table-count="0" meta:image-count="0" meta:object-count="0" meta:page-count="9" meta:paragraph-count="334" meta:word-count="1076" meta:character-count="13287" meta:non-whitespace-character-count="11671"/>
    <meta:generator>LibreOffice/6.0.7.3$Linux_X86_64 LibreOffice_project/00m0$Build-3</meta:generator>
  </office:meta>
</office:document-meta>
</file>